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list-style-name="WWNum2">
      <style:paragraph-properties fo:margin-left="0in" fo:margin-right="0in" fo:text-align="center" style:justify-single-word="false" fo:text-indent="0.4925in" style:auto-text-indent="false" fo:break-before="page"/>
      <style:text-properties style:font-name="Times New Roman" fo:font-size="14pt" officeooo:paragraph-rsid="0002df18" style:font-size-asian="14pt" style:font-size-complex="14pt"/>
    </style:style>
    <style:style style:name="P2" style:family="paragraph" style:parent-style-name="Quotations" style:list-style-name="L3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3b3ce"/>
    </style:style>
    <style:style style:name="P3" style:family="paragraph" style:parent-style-name="Quotations" style:list-style-name="WWNum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fo:font-weight="bold" officeooo:rsid="001a1ce3" officeooo:paragraph-rsid="0003b3ce" style:font-size-asian="12pt" style:font-weight-asian="bold" style:font-size-complex="12pt" style:font-weight-complex="bold"/>
    </style:style>
    <style:style style:name="P4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fo:font-weight="bold" officeooo:rsid="001a1ce3" officeooo:paragraph-rsid="0003b3ce" style:font-size-asian="12pt" style:font-weight-asian="bold" style:font-size-complex="12pt" style:font-weight-complex="bold"/>
    </style:style>
    <style:style style:name="P5" style:family="paragraph" style:parent-style-name="Quotations" style:list-style-name="WWNum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officeooo:rsid="001a1ce3" officeooo:paragraph-rsid="0002df18" style:font-size-asian="12pt" style:font-size-complex="12pt"/>
    </style:style>
    <style:style style:name="P6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1a1ce3" officeooo:paragraph-rsid="0002df18" style:font-size-asian="12pt" style:font-size-complex="12pt"/>
    </style:style>
    <style:style style:name="P7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1a1ce3" officeooo:paragraph-rsid="0003b3ce" style:font-size-asian="12pt" style:font-size-complex="12pt"/>
    </style:style>
    <style:style style:name="P8" style:family="paragraph" style:parent-style-name="Quotations" style:list-style-name="WWNum2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officeooo:paragraph-rsid="0002df18" style:font-size-asian="12pt" style:font-size-complex="12pt"/>
    </style:style>
    <style:style style:name="P9" style:family="paragraph" style:parent-style-name="Quotations" style:list-style-name="WWNum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officeooo:paragraph-rsid="0003b3ce" style:font-size-asian="12pt" style:font-size-complex="12pt"/>
    </style:style>
    <style:style style:name="P10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paragraph-rsid="0003b3ce" style:font-size-asian="12pt" style:font-size-complex="12pt"/>
    </style:style>
    <style:style style:name="P11" style:family="paragraph" style:parent-style-name="Quotations" style:list-style-name="L3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Times New Roman" fo:font-size="12pt" officeooo:paragraph-rsid="0002df18" style:font-size-asian="12pt" style:font-size-complex="12pt"/>
    </style:style>
    <style:style style:name="P12" style:family="paragraph" style:parent-style-name="Quotations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officeooo:paragraph-rsid="0003b3ce" style:font-size-asian="12pt" style:font-size-complex="12pt"/>
    </style:style>
    <style:style style:name="P13" style:family="paragraph" style:parent-style-name="Quotations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paragraph-rsid="0003b3ce" style:font-size-asian="12pt" style:font-size-complex="12pt"/>
    </style:style>
    <style:style style:name="P14" style:family="paragraph" style:parent-style-name="Quotations" style:list-style-name="L5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fo:font-weight="normal" officeooo:rsid="0002cbc5" officeooo:paragraph-rsid="0002df18" style:font-size-asian="12pt" style:font-weight-asian="normal" style:font-size-complex="12pt" style:font-weight-complex="normal"/>
    </style:style>
    <style:style style:name="P15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fo:font-weight="normal" officeooo:rsid="001a1ce3" officeooo:paragraph-rsid="0002df18" style:font-size-asian="12pt" style:font-weight-asian="normal" style:font-size-complex="12pt" style:font-weight-complex="normal"/>
    </style:style>
    <style:style style:name="T1" style:family="text">
      <style:text-properties officeooo:rsid="00018d1b"/>
    </style:style>
    <style:style style:name="T2" style:family="text">
      <style:text-properties fo:language="en" fo:country="US" fo:font-style="normal" officeooo:rsid="0002cbc5" style:font-style-asian="normal" style:font-style-complex="normal"/>
    </style:style>
    <style:style style:name="T3" style:family="text">
      <style:text-properties fo:language="en" fo:country="US" fo:font-style="normal" fo:font-weight="normal" officeooo:rsid="0002cbc5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19600e" style:font-style-asian="normal" style:font-weight-asian="normal" style:font-style-complex="normal" style:font-weight-complex="normal"/>
    </style:style>
    <style:style style:name="T5" style:family="text">
      <style:text-properties officeooo:rsid="00029baa"/>
    </style:style>
    <style:style style:name="T6" style:family="text">
      <style:text-properties officeooo:rsid="0002cbc5"/>
    </style:style>
    <style:style style:name="T7" style:family="text">
      <style:text-properties officeooo:rsid="0017ea37"/>
    </style:style>
    <style:style style:name="T8" style:family="text">
      <style:text-properties officeooo:rsid="0019600e"/>
    </style:style>
    <style:style style:name="T9" style:family="text">
      <style:text-properties officeooo:rsid="00195887"/>
    </style:style>
    <style:style style:name="T10" style:family="text">
      <style:text-properties officeooo:rsid="001a1ce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600e" style:font-weight-asian="bold" style:font-weight-complex="bold"/>
    </style:style>
    <style:style style:name="T13" style:family="text">
      <style:text-properties style:font-name="Times New Roman" fo:font-size="12pt" officeooo:rsid="0002cbc5" style:font-size-asian="12pt" style:font-size-complex="12pt"/>
    </style:style>
    <style:style style:name="T14" style:family="text">
      <style:text-properties style:font-name="Times New Roman" fo:font-size="12pt" fo:language="en" fo:country="US" fo:font-style="normal" fo:font-weight="normal" officeooo:rsid="0002cbc5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language="en" fo:country="US" fo:font-style="normal" fo:font-weight="normal" officeooo:rsid="0019600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language="en" fo:country="US" fo:font-style="normal" officeooo:rsid="0002cbc5" style:font-size-asian="12pt" style:font-style-asian="normal" style:font-size-complex="12pt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2cbc5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33204137" text:style-name="WWNum2">
        <text:list-item>
          <text:h text:style-name="P1" text:outline-level="1"><text:bookmark-start text:name="__RefHeading___Toc134_1766323042"/>Техническое задание<text:bookmark-end text:name="__RefHeading___Toc134_1766323042"/></text:h>
        </text:list-item>
        <text:list-item>
          <text:p text:style-name="P9"><text:span text:style-name="T11">Функциональность проекта. </text:span></text:p>
        </text:list-item>
        <text:list-item>
          <text:p text:style-name="P10"><text:span text:style-name="T6">Универсальный клеточный автомат позволяет изучить поведение клето</text:span><text:span text:style-name="T7">к</text:span><text:span text:style-name="T6"> при различных условиях и локальных окрестностях. Пользователю доступно изменение правил рождения, выживания, локальных окрестностей. Таккже есть возможность изменять состояния клеток вручную: любую клетку поля можно оживить/умертвить, поле можно полностью очистить от живых клеток.</text:span></text:p>
        </text:list-item>
        <text:list-item>
          <text:p text:style-name="P10"><text:span text:style-name="T12">В</text:span><text:span text:style-name="T11">ходных данны</text:span><text:span text:style-name="T12">е</text:span><text:span text:style-name="T11">.</text:span></text:p>
        </text:list-item>
        <text:list-item>
          <text:p text:style-name="P10"><text:span text:style-name="T5">Принимает </text:span><text:span text:style-name="T8">7</text:span><text:span text:style-name="T5"> аргумент</text:span><text:span text:style-name="T8">ов</text:span><text:span text:style-name="T5"> командной строки.</text:span></text:p>
        </text:list-item>
        <text:list-item>
          <text:p text:style-name="P10"><text:span text:style-name="T5">Принимаемые аргументы:</text:span></text:p>
        </text:list-item>
        <text:list-item>
          <text:p text:style-name="P10"><text:span text:style-name="T1">1) локальная окрестность клетки. Локальная окрестность ­- это совокупность «соседних» клеток, находящихся в непосредственной близости от основной клетки, определенная в правилах изменения состояния клетки. </text:span></text:p>
        </text:list-item>
        <text:list-item>
          <text:p text:style-name="P10"><text:span text:style-name="T6">Тип: строка. </text:span></text:p>
        </text:list-item>
        <text:list-item>
          <text:p text:style-name="P10"><text:span text:style-name="T6">Допустимые значения:</text:span></text:p>
        </text:list-item>
      </text:list>
      <text:list xml:id="list243990605" text:style-name="L3">
        <text:list-item>
          <text:p text:style-name="P11"><text:span text:style-name="T6"><text:s/>"-m</text:span><text:span text:style-name="T2">oore</text:span><text:span text:style-name="T6">"- локальная окрестность Мура (8 соседей)</text:span></text:p>
        </text:list-item>
        <text:list-item>
          <text:p text:style-name="P2"><text:span text:style-name="T13">"-</text:span><text:span text:style-name="T16">von_neumann"- </text:span><text:span text:style-name="T14">фон Не́ймана (4 соседа </text:span><text:span text:style-name="T15">“</text:span><text:span text:style-name="T14">плюсиком”)</text:span></text:p>
        </text:list-item>
        <text:list-item>
          <text:p text:style-name="P2"><text:span text:style-name="T14">"-wolfish"- (4 соседа знаком умножить”)</text:span></text:p>
        </text:list-item>
      </text:list>
      <text:p text:style-name="P12"><text:span text:style-name="T1">2) правило рождения клетки - </text:span><text:span text:style-name="T8">минимальное </text:span><text:span text:style-name="T1">количество живых соседей, необходимое для рождения кл</text:span><text:span text:style-name="T8">е</text:span><text:span text:style-name="T1">тки.</text:span></text:p>
      <text:p text:style-name="P13"><text:span text:style-name="T6">Тип: </text:span><text:span text:style-name="T9">число</text:span></text:p>
      <text:p text:style-name="P13"><text:span text:style-name="T6">Допустимые значения:</text:span></text:p>
      <text:p text:style-name="P13"><text:span text:style-name="T6">Если выбрана окрестность Мура - от 0 до 8, в остальных случаях - от 0 до 4. Повторяющиеся числа удаляются.</text:span></text:p>
      <text:p text:style-name="P13"><text:span text:style-name="T10">3</text:span><text:span text:style-name="T1">) правило рождения клетки — </text:span><text:span text:style-name="T8">м</text:span><text:span text:style-name="T10">аксимальное </text:span><text:span text:style-name="T1">количество живых соседей, необходимое для рождения кл</text:span><text:span text:style-name="T8">е</text:span><text:span text:style-name="T1">тки.</text:span></text:p>
      <text:p text:style-name="P13"><text:span text:style-name="T6">Тип: </text:span><text:span text:style-name="T9">число</text:span></text:p>
      <text:p text:style-name="P13"><text:span text:style-name="T6">Допустимые значения:</text:span></text:p>
      <text:p text:style-name="P13"><text:span text:style-name="T6">Если выбрана окрестность Мура - от 0 до 8, в остальных случаях - от 0 до 4. Повторяющиеся числа удаляются.</text:span></text:p>
      <text:p text:style-name="P13"><text:span text:style-name="T10">4</text:span><text:span text:style-name="T1">) правило выживания клетки — </text:span><text:span text:style-name="T10">минимально </text:span><text:span text:style-name="T1">количество живых соседей, необходимое для выживания клетки.</text:span></text:p>
      <text:p text:style-name="P13"><text:span text:style-name="T6">Тип: </text:span><text:span text:style-name="T9">число</text:span></text:p>
      <text:p text:style-name="P13"><text:span text:style-name="T6">Допустимые значения:</text:span></text:p>
      <text:p text:style-name="P13"><text:span text:style-name="T6">Если выбрана окрестность Мура - от 0 до 8, в остальных случаях - от 0 до 4. Повторяющиеся числа удаляются.</text:span></text:p>
      <text:p text:style-name="P13"><text:span text:style-name="T10">5</text:span><text:span text:style-name="T1">) правило выживания клетки — </text:span><text:span text:style-name="T10">максимально </text:span><text:span text:style-name="T1">количество живых соседей, необходимое для выживания клетки.</text:span></text:p>
      <text:p text:style-name="P13"><text:span text:style-name="T6">Тип: </text:span><text:span text:style-name="T9">число</text:span></text:p>
      <text:p text:style-name="P13"><text:span text:style-name="T6">Допустимые значения:</text:span></text:p>
      <text:p text:style-name="P13"><text:span text:style-name="T6">Если выбрана окрестность Мура - от 0 до 8, в остальных случаях - от 0 до 4. Повторяющиеся числа удаляются.</text:span></text:p>
      <text:list xml:id="list23906665572694" text:continue-list="list533204137" text:style-name="WWNum2">
        <text:list-item>
          <text:p text:style-name="P5">6) размер поля в высоту</text:p>
        </text:list-item>
        <text:list-item>
          <text:p text:style-name="P6">Тип: число</text:p>
        </text:list-item>
        <text:list-item>
          <text:p text:style-name="P6">Допустимые значения:</text:p>
        </text:list-item>
        <text:list-item>
          <text:p text:style-name="P6">Положительные значения не превыщающие размер окна в высоту</text:p>
        </text:list-item>
        <text:list-item>
          <text:p text:style-name="P6">7) размер поля в ширину</text:p>
        </text:list-item>
        <text:list-item>
          <text:p text:style-name="P6">Тип: число</text:p>
        </text:list-item>
        <text:list-item>
          <text:p text:style-name="P6">Допустимые значения:</text:p>
        </text:list-item>
        <text:list-item>
          <text:p text:style-name="P7">Положительные значения не превыщающие размер окна в ширину</text:p>
        </text:list-item>
        <text:list-item>
          <text:p text:style-name="P7"><text:soft-page-break/><text:span text:style-name="T5">При некорректном вводе, выводится сообщение об ошибке и программа прекращает </text:span><text:span text:style-name="T6">свою </text:span><text:span text:style-name="T5">работу.</text:span></text:p>
        </text:list-item>
        <text:list-item>
          <text:p text:style-name="P3">Формат работы приложения.</text:p>
        </text:list-item>
        <text:list-item>
          <text:p text:style-name="P4"><text:span text:style-name="T18">Графическое приложение, работающее в интерактивном режиме, </text:span><text:span text:style-name="T17">позволяющее динамически изменят ситуацию на поле.</text:span></text:p>
        </text:list-item>
        <text:list-item>
          <text:p text:style-name="P15">Доступные пользователю комманды:</text:p>
        </text:list-item>
      </text:list>
      <text:list xml:id="list2149848079" text:style-name="L5">
        <text:list-item>
          <text:p text:style-name="P14"><text:span text:style-name="T9">Левая кнопка мышт</text:span>- <text:span text:style-name="T9">удаление/добавление клетки</text:span></text:p>
        </text:list-item>
        <text:list-item>
          <text:p text:style-name="P14">Escape/q - выход</text:p>
        </text:list-item>
        <text:list-item>
          <text:p text:style-name="P14"><text:span text:style-name="T9">space</text:span> - пауза/продолжение</text:p>
        </text:list-item>
        <text:list-item>
          <text:p text:style-name="P14">с - очищение поля от живых клеток</text:p>
        </text:list-item>
        <text:list-item>
          <text:p text:style-name="P14">e - режим редактирования</text:p>
        </text:list-item>
      </text:list>
      <text:list xml:id="list23906624217451" text:continue-list="list23906665572694" text:style-name="WWNum2"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align="start" style:justify-single-word="false" fo:text-indent="0.4925in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date-style style:name="N10107" number:language="ru" number:country="RU" number:title="User-defined">
      <number:year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0:59:17.984805374</meta:creation-date>
    <dc:date>2023-05-20T02:39:04.710835275</dc:date>
    <meta:editing-duration>PT1H37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338" meta:character-count="2425" meta:non-whitespace-character-count="2134"/>
  </office:meta>
</office:document-meta>
</file>